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PT Astra Serif" fo:font-size="14pt" style:font-size-asian="14pt" style:font-size-complex="14pt"/>
    </style:style>
    <style:style style:name="P2" style:family="paragraph" style:parent-style-name="Standard">
      <style:text-properties style:font-name="PT Astra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 трёх ящиках находятся мука, крупа и сахар. На первом написано «Крупа», на втором — «Мука», на третьем — «Крупа или сахар». Содержимое ни одного из ящиков не соответствует надписи на нём. Где что находится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PT Astra Serif" svg:font-family="'PT Astra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0:39:27.473849533</meta:creation-date>
    <dc:date>2019-01-17T18:00:53.571911693</dc:date>
    <meta:editing-duration>PT5M45S</meta:editing-duration>
    <meta:editing-cycles>9</meta:editing-cycles>
    <meta:generator>LibreOffice/6.1.4.2$Linux_X86_64 LibreOffice_project/10$Build-2</meta:generator>
    <meta:document-statistic meta:table-count="0" meta:image-count="0" meta:object-count="0" meta:page-count="1" meta:paragraph-count="1" meta:word-count="33" meta:character-count="207" meta:non-whitespace-character-count="173"/>
  </office:meta>
</office:document-meta>
</file>